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d9b3" officeooo:paragraph-rsid="000fd9b3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3 開墾一坵福田</text:p>
        <text:p text:style-name="P1"/>
        <text:p text:style-name="P1">年兜有一工早起，</text:p>
        <text:p text:style-name="P1">Nî-tau ū tsi̍t kang tsá-khí, </text:p>
        <text:p text:style-name="P1"/>
        <text:p text:style-name="P1">我趕欲出門，</text:p>
        <text:p text:style-name="P1">guá kuánn beh tshut-mn̂g, </text:p>
        <text:p text:style-name="P1"/>
        <text:p text:style-name="P1">行到巷仔口，</text:p>
        <text:p text:style-name="P1">kiânn-kàu hāng-á-kháu, </text:p>
        <text:p text:style-name="P1"/>
        <text:p text:style-name="P1">就看著一陣穿黃䘥仔的人，</text:p>
        <text:p text:style-name="P1">tō khuànn-tio̍h tsi̍t tīn tshīng n̂g kah-á ê lâng, </text:p>
        <text:p text:style-name="P1"/>
        <text:p text:style-name="P1">有的攑掃梳，</text:p>
        <text:p text:style-name="P1">ū ê gia̍h sàu-se, </text:p>
        <text:p text:style-name="P1"/>
        <text:p text:style-name="P1">有的提夾仔，</text:p>
        <text:p text:style-name="P1">ū ê the̍h ngeh-á, </text:p>
        <text:p text:style-name="P1"/>
        <text:p text:style-name="P1">佇遐摒掃路面佮水溝，</text:p>
        <text:p text:style-name="P1">tī hia piànn-sàu lōo-bīn kah tsuí-kau, </text:p>
        <text:p text:style-name="P1"/>
        <text:p text:style-name="P1">猶有一台農用的搬運車咧清運糞埽。</text:p>
        <text:p text:style-name="P1">iáu ū tsi̍t tâi lông-iōng ê puann-ūn-tshia teh tshing-ūn pùn-sò. </text:p>
        <text:p text:style-name="P1"/>
        <text:p text:style-name="P1">我知影彼是福田慈善會又閣咧為地方做服務。</text:p>
        <text:p text:style-name="P1">Guá tsai-iánn he sī Hok-tiân tsû-siān-huē iū-koh teh uī tē-hng tsò ho̍k-bū. </text:p>
        <text:p text:style-name="P1"/>
        <text:p text:style-name="P1">冷風咻咻叫，</text:p>
        <text:p text:style-name="P1">Líng-hong hiu-hiu-kiò, </text:p>
        <text:p text:style-name="P1"/>
        <text:p text:style-name="P1">看著這陣恬恬咧勞動的身影，</text:p>
        <text:p text:style-name="P1">khuànn-tio̍h tsit tīn tiām-tiām teh lô-tōng ê sin-iánn, </text:p>
        <text:p text:style-name="P1"/>
        <text:p text:style-name="P1">我的心內就一直燒烙起來。</text:p>
        <text:p text:style-name="P1">guá ê sim-lāi tō it-ti̍t sio-lō --khí-lâi.</text:p>
        <text:p text:style-name="P1"/>
        <text:p text:style-name="P1"/>
        <text:p text:style-name="P1"/>
        <text:p text:style-name="P1"/>
        <text:p text:style-name="P1">講著「福田」，</text:p>
        <text:p text:style-name="P1">Kóng-tio̍h “Hok-tiân”,</text:p>
        <text:p text:style-name="P1"/>
        <text:p text:style-name="P1">庄裡的人攏會比大頭拇，</text:p>
        <text:p text:style-name="P1">tsng--lí ê lâng lóng ē pí tuā-thâu-bú, </text:p>
        <text:p text:style-name="P1"/>
        <text:p text:style-name="P1">尤其是對福田阿媽——周張葉蕊，</text:p>
        <text:p text:style-name="P1">iû-kî sī tuì Hok-tiân a-má—— Tsiu-Tiunn Ia̍p-luí, </text:p>
        <text:p text:style-name="P1"/>
        <text:p text:style-name="P1">逐家都呵咾甲會觸舌。</text:p>
        <text:p text:style-name="P1">ta̍k-ke to o-ló kah ē tak-tsi̍h. </text:p>
        <text:p text:style-name="P1"/>
        <text:p text:style-name="P1">阿媽雖然干焦讀過兩年冊爾爾，</text:p>
        <text:p text:style-name="P1">A-má sui-jiân kan-na tha̍k-kuè nn̄g nî tsheh niā-niā, </text:p>
        <text:p text:style-name="P1"/>
        <text:p text:style-name="P1">毋過真捌道理。</text:p>
        <text:p text:style-name="P1">m̄-koh tsin bat tō-lí. </text:p>
        <text:p text:style-name="P1"/>
        <text:p text:style-name="P1">十八歲嫁予仝村的周家，</text:p>
        <text:p text:style-name="P1">Tsa̍p-peh huè kè hōo kāng tshun ê Tsiu--ka, </text:p>
        <text:p text:style-name="P1"/>
        <text:p text:style-name="P1">翁仔某感情好惟是。</text:p>
        <text:p text:style-name="P1">ang-á-bóo kám-tsîng hó-bî-<text:soft-page-break/>sī. </text:p>
        <text:p text:style-name="P1"/>
        <text:p text:style-name="P1">伊認真閣守本份，</text:p>
        <text:p text:style-name="P1">I jīn-tsin koh siú pún-hūn, </text:p>
        <text:p text:style-name="P1"/>
        <text:p text:style-name="P1">毋但落田作穡，</text:p>
        <text:p text:style-name="P1">m̄-nā lo̍h-tshân tsoh-sit, </text:p>
        <text:p text:style-name="P1"/>
        <text:p text:style-name="P1">厝裡的工課嘛一項都無走閃，</text:p>
        <text:p text:style-name="P1">tshù--lí ê khang-khuè mā tsi̍t hāng to bô tsáu-siám, </text:p>
        <text:p text:style-name="P1"/>
        <text:p text:style-name="P1">閣著奉待大家官。</text:p>
        <text:p text:style-name="P1">koh tio̍h hōng-thāi ta-ke-kuann. </text:p>
        <text:p text:style-name="P1"/>
        <text:p text:style-name="P1">後生一个接一个出世，</text:p>
        <text:p text:style-name="P1">Hāu-senn tsi̍t ê tsiap tsi̍t ê tshut-sì, </text:p>
        <text:p text:style-name="P1"/>
        <text:p text:style-name="P1">阿媽伊無閒甲若干樂咧，</text:p>
        <text:p text:style-name="P1">a-má i bô-îng kah nā kan-lo̍k --leh, </text:p>
        <text:p text:style-name="P1"/>
        <text:p text:style-name="P1">哪知拄著一个雜唸大家。</text:p>
        <text:p text:style-name="P1">ná tsai tú-tio̍h tsi̍t ê tsa̍p-liām ta-ke. </text:p>
        <text:p text:style-name="P1"/>
        <text:p text:style-name="P1">伊做甲流汗，</text:p>
        <text:p text:style-name="P1">I tsò kah lâu-kuānn, </text:p>
        <text:p text:style-name="P1"/>
        <text:p text:style-name="P1">大家煞嫌甲流瀾。</text:p>
        <text:p text:style-name="P1">ta-ke suah hiâm kah lâu-nuā.</text:p>
        <text:p text:style-name="P1"/>
        <text:p text:style-name="P1">阿媽嘛攏無怨言，</text:p>
        <text:p text:style-name="P1">A-má mā lóng bô uàn-giân, </text:p>
        <text:p text:style-name="P1"/>
        <text:p text:style-name="P1">猶是盡伊做人新婦的本份，</text:p>
        <text:p text:style-name="P1">iáu sī tsīn i tsò-lâng sin-pū ê pún-hūn, </text:p>
        <text:p text:style-name="P1"/>
        <text:p text:style-name="P1">有孝序大人。</text:p>
        <text:p text:style-name="P1">iú-hàu sī-tuā-lâng.</text:p>
        <text:p text:style-name="P1"/>
        <text:p text:style-name="P1"/>
        <text:p text:style-name="P1"/>
        <text:p text:style-name="P1"/>
        <text:p text:style-name="P1">啥人知半路折扁擔，</text:p>
        <text:p text:style-name="P1">Siánn-lâng tsai puànn-lōo tsi̍h pún-tann, </text:p>
        <text:p text:style-name="P1"/>
        <text:p text:style-name="P1">翁婿雄雄來過身。</text:p>
        <text:p text:style-name="P1">ang-sài hiông-hiông lâi kuè-sin. </text:p>
        <text:p text:style-name="P1"/>
        <text:p text:style-name="P1">彼當陣細漢囝都才三歲爾咧。</text:p>
        <text:p text:style-name="P1">Hit-tang-tsūn sè-hàn-kiánn to tsiah sann huè niā --leh. </text:p>
        <text:p text:style-name="P1"/>
        <text:p text:style-name="P1">阿媽少年守寡，</text:p>
        <text:p text:style-name="P1">A-má siàu-liân tsiú-kuá, </text:p>
        <text:p text:style-name="P1"/>
        <text:p text:style-name="P1">欲晟養四个細囝，</text:p>
        <text:p text:style-name="P1">beh tshiânn-ióng sì ê sè-kiánn, </text:p>
        <text:p text:style-name="P1"/>
        <text:p text:style-name="P1">著愛忍受足濟艱難佮困苦。</text:p>
        <text:p text:style-name="P1">tio̍h-ài jím-siū tsiok tsē kan-lân kah khùn-khóo.</text:p>
        <text:p text:style-name="P1"/>
        <text:p text:style-name="P1">牽囝的人著較儼硬，</text:p>
        <text:p text:style-name="P1">Khan kiánn ê lâng tio̍h khah giám-ngē, </text:p>
        <text:p text:style-name="P1"/>
        <text:p text:style-name="P1">家己一个擔起嚴父佮慈母的重擔，</text:p>
        <text:p text:style-name="P1">ka-kī tsi̍t ê tann-khí giâm hū kah tsû bió ê tāng-<text:soft-page-break/>tànn, </text:p>
        <text:p text:style-name="P1"/>
        <text:p text:style-name="P1">也著內、也著外，</text:p>
        <text:p text:style-name="P1">iā tio̍h lāi, iā tio̍h guā, </text:p>
        <text:p text:style-name="P1"/>
        <text:p text:style-name="P1">驚囝枵寒餓，</text:p>
        <text:p text:style-name="P1">kiann kiánn iau kuânn gō, </text:p>
        <text:p text:style-name="P1"/>
        <text:p text:style-name="P1">驚囝綴人袂著。</text:p>
        <text:p text:style-name="P1">kiann kiánn tuè lâng bē tio̍h. </text:p>
        <text:p text:style-name="P1"/>
        <text:p text:style-name="P1">生活的壓力予伊操心擘腹，</text:p>
        <text:p text:style-name="P1">Sing-ua̍h ê ap-li̍k hōo i tshau-sim peh-pak, </text:p>
        <text:p text:style-name="P1"/>
        <text:p text:style-name="P1">一工都毋敢放輕鬆。</text:p>
        <text:p text:style-name="P1">tsi̍t kang to m̄ kánn pàng khin-sang. </text:p>
        <text:p text:style-name="P1"/>
        <text:p text:style-name="P1">伊定定坐踮眠床頭，</text:p>
        <text:p text:style-name="P1">I tiānn-tiānn tsē tiàm bîn-tshn̂g-thâu, </text:p>
        <text:p text:style-name="P1"/>
        <text:p text:style-name="P1">看四个後生𤲍佇一頂總鋪睏，</text:p>
        <text:p text:style-name="P1">khuànn sì ê hāu-senn kheh tī tsi̍t tíng tsóng-phoo khùn, </text:p>
        <text:p text:style-name="P1"/>
        <text:p text:style-name="P1">也心酸也安慰，</text:p>
        <text:p text:style-name="P1">iā sim-sng iā an-uì, </text:p>
        <text:p text:style-name="P1"/>
        <text:p text:style-name="P1">暗暗仔共所有的鹹酸苦澀摻目屎吞落去。</text:p>
        <text:p text:style-name="P1">àm-àm-á kā sóo-ū ê kiâm sng khóo siap tsham ba̍k-sái thun --lo̍h-khì. </text:p>
        <text:p text:style-name="P1"/>
        <text:p text:style-name="P1">雖然日子過了真艱苦，</text:p>
        <text:p text:style-name="P1">Sui-jiân ji̍t-tsí kuè-liáu tsin kan-khóo, </text:p>
        <text:p text:style-name="P1"/>
        <text:p text:style-name="P1">毋過阿媽伊是一个誠軟心的人，</text:p>
        <text:p text:style-name="P1">m̄-koh a-má i sī tsi̍t ê tsiânn nńg-sim ê lâng, </text:p>
        <text:p text:style-name="P1"/>
        <text:p text:style-name="P1">若拄著有人比伊較艱難，</text:p>
        <text:p text:style-name="P1">nā tú-tio̍h ū lâng pí i khah kan-lân, </text:p>
        <text:p text:style-name="P1"/>
        <text:p text:style-name="P1">需要幫贊的，</text:p>
        <text:p text:style-name="P1">su-iàu pang-tsān--ê, </text:p>
        <text:p text:style-name="P1"/>
        <text:p text:style-name="P1">伊攏會盡力去做。</text:p>
        <text:p text:style-name="P1">i lóng ē tsīn-li̍k khì tsò. </text:p>
        <text:p text:style-name="P1"/>
        <text:p text:style-name="P1">無論是田裡鬥作穡，</text:p>
        <text:p text:style-name="P1">Bô-lūn sī tshân--lí tàu tsoh-sit, </text:p>
        <text:p text:style-name="P1"/>
        <text:p text:style-name="P1">抑是替阿婆仔鬥洗衫，</text:p>
        <text:p text:style-name="P1">ia̍h-sī thè a-pô-á tàu sé-sann, </text:p>
        <text:p text:style-name="P1"/>
        <text:p text:style-name="P1">伊攏歡喜心、甘願做，</text:p>
        <text:p text:style-name="P1">i lóng huann-hí sim, kam-guān tsò, </text:p>
        <text:p text:style-name="P1"/>
        <text:p text:style-name="P1">毋才人緣偌好咧。</text:p>
        <text:p text:style-name="P1">m̄-tsiah lâng-iân guā hó --leh. </text:p>
        <text:p text:style-name="P1"/>
        <text:p text:style-name="P1">久來in大家嘛予伊的愛心佮耐心所感動，</text:p>
        <text:p text:style-name="P1">Kú--lâi in ta-ke mā hōo i ê ài-sim kah nāi-sim sóo kám-tōng, </text:p>
        <text:p text:style-name="P1"/>
        <text:p text:style-name="P1">佇往生進前對人講：「阮阿蕊這个新婦真有孝，</text:p>
        <text:p text:style-name="P1"><text:soft-page-break/>tī óng-sing tsìn-tsîng tuì lâng kóng: “Guán A-luí tsit ê sin-pū tsin iú-hàu, </text:p>
        <text:p text:style-name="P1"/>
        <text:p text:style-name="P1">後擺定著會好年老。」</text:p>
        <text:p text:style-name="P1">āu-pái tiānn-tio̍h ē hó nî-lāu.”</text:p>
        <text:p text:style-name="P1"/>
        <text:p text:style-name="P1"/>
        <text:p text:style-name="P1"/>
        <text:p text:style-name="P1"/>
        <text:p text:style-name="P1">俗語講：「寒門出孝子」，</text:p>
        <text:p text:style-name="P1">Sio̍k-gí kóng: “Hân mn̂g tshut hàu-tsú”, </text:p>
        <text:p text:style-name="P1"/>
        <text:p text:style-name="P1">四个後生攏有好教示。</text:p>
        <text:p text:style-name="P1">sì ê hāu-senn lóng ū hó kà-sī. </text:p>
        <text:p text:style-name="P1"/>
        <text:p text:style-name="P1">大兄拑小弟，</text:p>
        <text:p text:style-name="P1">Tuā-hiann khînn sió-tī, </text:p>
        <text:p text:style-name="P1"/>
        <text:p text:style-name="P1">個個勤學拍拚出頭天，</text:p>
        <text:p text:style-name="P1">kô-kô khîn o̍h phah-piànn tshut-thâu-thinn, </text:p>
        <text:p text:style-name="P1"/>
        <text:p text:style-name="P1">娶某生囝閣趁錢。</text:p>
        <text:p text:style-name="P1">tshuā-bóo senn-kiánn koh thàn-tsînn. </text:p>
        <text:p text:style-name="P1"/>
        <text:p text:style-name="P1">四个兄弟仔攏知福惜福。</text:p>
        <text:p text:style-name="P1">Sì ê hiann-tī-á lóng ti hok sioh hok. </text:p>
        <text:p text:style-name="P1"/>
        <text:p text:style-name="P1">為著報答母恩，</text:p>
        <text:p text:style-name="P1">Uī-tio̍h pò-tap bó un, </text:p>
        <text:p text:style-name="P1"/>
        <text:p text:style-name="P1">繼承母愛，</text:p>
        <text:p text:style-name="P1">kè-sîng bó-ài, </text:p>
        <text:p text:style-name="P1"/>
        <text:p text:style-name="P1">回報社會，</text:p>
        <text:p text:style-name="P1">huê-pò siā-huē, </text:p>
        <text:p text:style-name="P1"/>
        <text:p text:style-name="P1">所以出錢出力，</text:p>
        <text:p text:style-name="P1">sóo-í tshut-tsînn tshut-la̍t, </text:p>
        <text:p text:style-name="P1"/>
        <text:p text:style-name="P1">召集一寡善心人士，</text:p>
        <text:p text:style-name="P1">tiàu-tsi̍p tsi̍t-kuá siān-sim jîn-sū, </text:p>
        <text:p text:style-name="P1"/>
        <text:p text:style-name="P1">共同創立「福田慈善會」，</text:p>
        <text:p text:style-name="P1">kiōng-tông tshòng-li̍p “Hok-tiân tsû-siān huē” , </text:p>
        <text:p text:style-name="P1"/>
        <text:p text:style-name="P1">推動救急救難，</text:p>
        <text:p text:style-name="P1">thui-tōng kiù-kip kiù-lān, </text:p>
        <text:p text:style-name="P1"/>
        <text:p text:style-name="P1">獎助貧寒等等的公益活動。</text:p>
        <text:p text:style-name="P1">tsióng-tsōo pîn-hân tíng-tíng ê kong-ik ua̍h-tāng. </text:p>
        <text:p text:style-name="P1"/>
        <text:p text:style-name="P1">周家大大細細，</text:p>
        <text:p text:style-name="P1">Tsiu--ka tuā-tuā-sè-sè, </text:p>
        <text:p text:style-name="P1"/>
        <text:p text:style-name="P1">嘛攏是福田的義工喔。</text:p>
        <text:p text:style-name="P1">mā lóng sī Hok-tiân ê gī-kang --ooh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1:20.702121095</dc:date>
    <meta:editing-duration>PT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156" meta:word-count="1226" meta:character-count="3556" meta:non-whitespace-character-count="3113"/>
  </office:meta>
</office:document-meta>
</file>